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B4CA95580695A322.jpg" manifest:media-type="image/jpeg"/>
  <manifest:file-entry manifest:full-path="Pictures/10000000000002000000020008D6A0104317545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bany" svg:font-family="Albany" style:font-adornments="Fett Kursiv" style:font-family-generic="swiss" style:font-pitch="variable"/>
    <style:font-face style:name="Albany1" svg:font-family="Albany" style:font-family-generic="swiss" style:font-pitch="variable"/>
    <style:font-face style:name="Albany2" svg:font-family="Albany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horndale" svg:font-family="Thorndale" style:font-adornments="Standard" style:font-family-generic="roman" style:font-pitch="variable"/>
    <style:font-face style:name="Thorndale1" svg:font-family="Thorndale" style:font-family-generic="roman" style:font-pitch="variable"/>
    <style:font-face style:name="Thorndale2" svg:font-family="Thorndale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false" draw:fill="bitmap" draw:fill-image-name="Paper_20_Crumpled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pr1" style:family="presentation" style:parent-style-name="prs-novelty-title" style:list-style-name="L3">
      <style:graphic-properties draw:fill-color="#ffffff" draw:auto-grow-height="true" fo:min-height="3.507cm"/>
      <style:paragraph-properties style:writing-mode="lr-tb"/>
    </style:style>
    <style:style style:name="pr2" style:family="presentation" style:parent-style-name="prs-novelty-subtitle">
      <style:graphic-properties draw:fill-color="#ffffff" draw:auto-grow-height="true" fo:min-height="13.231cm"/>
      <style:paragraph-properties style:writing-mode="lr-tb"/>
    </style:style>
    <style:style style:name="pr3" style:family="presentation" style:parent-style-name="prs-novelty-notes">
      <style:graphic-properties draw:fill-color="#ffffff" draw:auto-grow-height="true" fo:min-height="11.41cm"/>
      <style:paragraph-properties style:writing-mode="lr-tb"/>
    </style:style>
    <style:style style:name="pr4" style:family="presentation" style:parent-style-name="prs-novelty-title">
      <style:graphic-properties fo:min-height="3.507cm"/>
      <style:paragraph-properties style:writing-mode="lr-tb"/>
    </style:style>
    <style:style style:name="pr5" style:family="presentation" style:parent-style-name="prs-novelty-subtitle">
      <style:graphic-properties draw:fill-color="#ffffff" fo:min-height="13.231cm"/>
      <style:paragraph-properties style:writing-mode="lr-tb"/>
    </style:style>
    <style:style style:name="pr6" style:family="presentation" style:parent-style-name="prs-novelty-notes">
      <style:graphic-properties draw:fill-color="#ffffff" draw:auto-grow-height="true" fo:min-height="11.409cm"/>
      <style:paragraph-properties style:writing-mode="lr-tb"/>
    </style:style>
    <style:style style:name="P1" style:family="paragraph">
      <loext:graphic-properties draw:fill-color="#ffffff"/>
      <style:paragraph-properties fo:margin-left="0.6cm" fo:margin-right="0cm" fo:text-indent="-1cm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fo:margin-left="0.6cm" fo:margin-right="0cm" fo:text-indent="-0.6cm"/>
      <style:text-properties fo:font-size="32pt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novelty" presentation:presentation-page-layout-name="AL1T0" xml:id="id1" draw:id="id1">
        <office:forms form:automatic-focus="false" form:apply-design-mode="false"/>
        <draw:frame presentation:style-name="pr1" draw:text-style-name="P1" draw:layer="layout" svg:width="24.469cm" svg:height="3.507cm" svg:x="1.5cm" svg:y="1.943cm" presentation:class="title" presentation:user-transformed="true">
          <draw:text-box draw:corner-radius="0.192cm">
            <text:p>Example</text:p>
          </draw:text-box>
        </draw:frame>
        <draw:frame presentation:style-name="pr2" draw:text-style-name="P3" draw:layer="layout" svg:width="23.384cm" svg:height="13.231cm" svg:x="2.285cm" svg:y="5.938cm" presentation:class="subtitle" presentation:user-transformed="true">
          <draw:text-box>
            <text:p text:style-name="P2">odfdo project</text:p>
            <text:p text:style-name="P2"/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s-novelty" presentation:presentation-page-layout-name="AL1T0" xml:id="id2" draw:id="id2">
        <office:forms form:automatic-focus="false" form:apply-design-mode="false"/>
        <draw:frame presentation:style-name="pr4" draw:layer="layout" svg:width="23.911cm" svg:height="3.507cm" svg:x="2.058cm" svg:y="1.943cm" presentation:class="title" presentation:user-transformed="true">
          <draw:text-box>
            <text:p>Slide 2</text:p>
          </draw:text-box>
        </draw:frame>
        <draw:frame presentation:style-name="pr5" draw:text-style-name="P5" draw:layer="layout" svg:width="23.384cm" svg:height="13.231cm" svg:x="2.285cm" svg:y="5.938cm" presentation:class="subtitle" presentation:user-transformed="true">
          <draw:text-box>
            <text:p text:style-name="P2">This is the second page</text:p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6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bany" svg:font-family="Albany" style:font-adornments="Fett Kursiv" style:font-family-generic="swiss" style:font-pitch="variable"/>
    <style:font-face style:name="Albany1" svg:font-family="Albany" style:font-family-generic="swiss" style:font-pitch="variable"/>
    <style:font-face style:name="Albany2" svg:font-family="Albany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horndale" svg:font-family="Thorndale" style:font-adornments="Standard" style:font-family-generic="roman" style:font-pitch="variable"/>
    <style:font-face style:name="Thorndale1" svg:font-family="Thorndale" style:font-family-generic="roman" style:font-pitch="variable"/>
    <style:font-face style:name="Thorndale2" svg:font-family="Thorndale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Paper_20_Crumpled" draw:display-name="Paper Crumpled" xlink:href="Pictures/10000000000002000000020008D6A01043175452.jpg" xlink:type="simple" xlink:show="embed" xlink:actuate="onLoad"/>
    <draw:marker draw:name="Arrow" svg:viewBox="0 0 200 400" svg:d="M100 0l100 400h-2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fr" fo:country="FR" style:font-name-asian="HG Mincho Light J" style:font-size-asian="12pt" style:language-asian="zxx" style:country-asian="none" style:font-name-complex="Arial Unicode MS1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style:font-name="Thorndale1"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loext:opacity="100%" loext:color-lum-mod="100%" loext:color-lum-off="0%" style:text-outline="false" style:text-line-through-style="none" style:text-line-through-type="none" style:font-name="Thorndal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loext:opacity="100%" loext:color-lum-mod="100%" loext:color-lum-off="0%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style:font-size-asian="12pt" style:font-size-complex="12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loext:opacity="100%" loext:color-lum-mod="100%" loext:color-lum-off="0%" style:font-name="Albany2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loext:opacity="100%" loext:color-lum-mod="100%" loext:color-lum-off="0%" style:font-name="Albany2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loext:opacity="100%" loext:color-lum-mod="100%" loext:color-lum-off="0%" style:font-name="Albany2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loext:opacity="100%" loext:color-lum-mod="100%" loext:color-lum-off="0%" style:font-name="Albany2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loext:opacity="100%" loext:color-lum-mod="100%" loext:color-lum-off="0%" style:font-name="Albany2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loext:opacity="100%" loext:color-lum-mod="100%" loext:color-lum-off="0%" style:font-name="Albany2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loext:opacity="100%" loext:color-lum-mod="100%" loext:color-lum-off="0%" style:font-name="Albany2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loext:opacity="100%" loext:color-lum-mod="100%" loext:color-lum-off="0%" style:font-name="Albany2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loext:opacity="100%" loext:color-lum-mod="100%" loext:color-lum-off="0%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loext:opacity="100%" loext:color-lum-mod="100%" loext:color-lum-off="0%" style:text-outline="false" style:text-line-through-style="none" style:text-line-through-type="none" style:font-name="Albany" fo:font-family="Albany" style:font-style-name="Fett Kursiv" style:font-family-generic="swiss" style:font-pitch="variable" fo:font-size="36pt" fo:font-style="italic" fo:text-shadow="none" style:text-underline-style="none" fo:font-weight="bold" style:font-size-asian="12pt" style:font-size-complex="12pt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opacity="100%"/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B4CA95580695A322.jpg" xlink:type="simple" xlink:show="embed" xlink:actuate="onLoad" draw:mime-type="image/jpeg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MacOSX_AARCH64 LibreOffice_project/5b1f5509c2decdade7fda905e3e1429a67acd63d</meta:generator>
    <dc:title>Présentation d'un nouveau produit</dc:title>
    <dc:description>Modèle de présentation d'un nouveau produit et des besoins auxquels il répond</dc:description>
    <meta:creation-date>2009-06-29T12:22:58</meta:creation-date>
    <dc:language>fr-FR</dc:language>
    <meta:editing-cycles>5</meta:editing-cycles>
    <meta:editing-duration>PT9M4S</meta:editing-duration>
    <dc:date>2023-10-07T09:48:21.520663028</dc:date>
    <meta:document-statistic meta:object-count="17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../../opt/openoffice/basis-link/share/template/fr/presnt/prs-novelty.otp"/>
  </office:meta>
</office:document-meta>
</file>